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0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1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1784487108863069114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6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5923432730802574802" text:style-name="L2">
        <text:list-item>
          <text:p text:style-name="P8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8">Подумать о том, если много модулей будут писать в одну структуру не будет ли конфликта.</text:p>
        </text:list-item>
        <text:list-item>
          <text:p text:style-name="P8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8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5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<text:soft-page-break/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6"/>
      <text:p text:style-name="P6">Описание сетевого обмена.</text:p>
      <text:p text:style-name="P6"/>
      <text:list xml:id="list886829550840426682" text:style-name="L3">
        <text:list-item>
          <text:p text:style-name="P9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6"/>
      <text:p text:style-name="P6"/>
      <text:p text:style-name="P6"/>
      <text:p text:style-name="P6"/>
      <text:p text:style-name="P6">План задач которые нужно решать:</text:p>
      <text:p text:style-name="P6"/>
      <text:list xml:id="list5103773464151845242" text:style-name="L4">
        <text:list-item>
          <text:p text:style-name="P10">Сделать так, чтобы приложения работали в на разных компьютерах</text:p>
          <text:p text:style-name="P11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11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13">Добавить тип пакета для передачи произвольных данных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>Диаграмма работы алгоритма: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16M43S</meta:editing-duration>
    <meta:editing-cycles>38</meta:editing-cycles>
    <meta:generator>LibreOffice/5.1.4.2$Windows_x86 LibreOffice_project/f99d75f39f1c57ebdd7ffc5f42867c12031db97a</meta:generator>
    <dc:date>2016-07-26T09:34:39.477000000</dc:date>
    <meta:document-statistic meta:table-count="0" meta:image-count="0" meta:object-count="0" meta:page-count="4" meta:paragraph-count="76" meta:word-count="652" meta:character-count="5131" meta:non-whitespace-character-count="4522"/>
    <meta:user-defined meta:name="Info 1"/>
    <meta:user-defined meta:name="Info 2"/>
    <meta:user-defined meta:name="Info 3"/>
    <meta:user-defined meta:name="Info 4"/>
  </office:meta>
</office:document-meta>
</file>